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0.6571in"/>
    </style:style>
    <style:style style:name="co36" style:family="table-column">
      <style:table-column-properties fo:break-before="auto" style:column-width="2.6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409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ro24" style:family="table-row">
      <style:table-row-properties style:row-height="0.1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4" table:default-cell-style-name="ce64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16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17" office:value-type="string" calcext:value-type="string">
            <text:p>May</text:p>
          </table:table-cell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60K ashx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6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7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2" office:value-type="float" office:value="3200" calcext:value-type="float">
            <text:p>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7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7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6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6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20" calcext:value-type="float">
            <text:p>1612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6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9])" office:value-type="float" office:value="183200" calcext:value-type="float">
            <text:p>18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66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6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Մարիամ</text:p>
          </table:table-cell>
          <table:table-cell table:style-name="ce6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66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7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6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7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66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7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6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66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7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7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0">
          <table:table-cell table:style-name="ce65" office:value-type="string" calcext:value-type="string">
            <text:p>Թինա</text:p>
          </table:table-cell>
          <table:table-cell table:style-name="ce67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67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2">
          <table:table-cell table:style-name="Default"/>
          <table:table-cell/>
          <table:table-cell table:style-name="ce3" table:formula="of:=SUM([.C4:.C32])" office:value-type="float" office:value="253170" calcext:value-type="float">
            <text:p>253170</text:p>
          </table:table-cell>
          <table:table-cell table:style-name="ce3" table:formula="of:=SUM([.D4:.D32])" office:value-type="float" office:value="220520" calcext:value-type="float">
            <text:p>220520</text:p>
          </table:table-cell>
          <table:table-cell table:number-columns-repeated="18"/>
        </table:table-row>
        <table:table-row table:style-name="ro22" table:number-rows-repeated="2">
          <table:table-cell table:style-name="Default"/>
          <table:table-cell table:number-columns-repeated="21"/>
        </table:table-row>
        <table:table-row table:style-name="ro22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9">
          <table:table-cell table:style-name="ce60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9">
          <table:table-cell table:style-name="ce60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9">
          <table:table-cell table:style-name="ce60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9">
          <table:table-cell table:style-name="ce60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4">
          <table:table-cell table:style-name="ce60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3">
          <table:table-cell table:style-name="ce60" office:value-type="string" calcext:value-type="string">
            <text:p>Արուս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9">
          <table:table-cell table:style-name="ce60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9">
          <table:table-cell table:style-name="ce60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19">
          <table:table-cell table:style-name="ce60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formula="of:=SUM([.Q37:.Q63])" office:value-type="float" office:value="7497" calcext:value-type="float">
            <text:p>7497</text:p>
          </table:table-cell>
          <table:table-cell table:formula="of:=SUM([.R37:.R63])" office:value-type="float" office:value="19300" calcext:value-type="float">
            <text:p>19300</text:p>
          </table:table-cell>
          <table:table-cell table:formula="of:=SUM([.S37:.S63])" office:value-type="float" office:value="9310" calcext:value-type="float">
            <text:p>9310</text:p>
          </table:table-cell>
          <table:table-cell table:formula="of:=SUM([.T37:.T63])" office:value-type="float" office:value="7803" calcext:value-type="float">
            <text:p>7803</text:p>
          </table:table-cell>
          <table:table-cell table:formula="of:=SUM([.U37:.U63])" office:value-type="float" office:value="8500" calcext:value-type="float">
            <text:p>8500</text:p>
          </table:table-cell>
          <table:table-cell table:formula="of:=SUM([.V37:.V63])" office:value-type="float" office:value="8700" calcext:value-type="float">
            <text:p>8700</text:p>
          </table:table-cell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U66])" office:value-type="float" office:value="181477" calcext:value-type="float">
            <text:p>181477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17"/>
        </table:table-row>
      </table:table>
      <table:table table:name="Sheet30" table:style-name="ta1">
        <table:table-column table:style-name="co36" table:default-cell-style-name="ce64"/>
        <table:table-column table:style-name="co1" table:number-columns-repeated="2" table:default-cell-style-name="Default"/>
        <table:table-row table:style-name="ro3" table:number-rows-repeated="3">
          <table:table-cell table:style-name="Default"/>
          <table:table-cell table:number-columns-repeated="2"/>
        </table:table-row>
        <table:table-row table:style-name="ro20"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Տարոն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Մարիամ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Էդգար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Սմբատ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Արաքս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Ժիրայր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Գևորգ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Անի Գ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Հասմիկ Կ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Հասմիկ Ն․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Արծվի</text:p>
          </table:table-cell>
          <table:table-cell table:number-columns-repeated="2"/>
        </table:table-row>
        <table:table-row table:style-name="ro20">
          <table:table-cell table:style-name="ce65" office:value-type="string" calcext:value-type="string">
            <text:p>Թինա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Մարինե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2"/>
        </table:table-row>
        <table:table-row table:style-name="ro3" table:number-rows-repeated="4">
          <table:table-cell table:style-name="Default"/>
          <table:table-cell table:number-columns-repeated="2"/>
        </table:table-row>
        <table:table-row table:style-name="ro3">
          <table:table-cell table:style-name="Default"/>
          <table:table-cell office:value-type="float" office:value="1.06" calcext:value-type="float">
            <text:p>1.0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8">
          <table:table-cell table:style-name="ce60" office:value-type="string" calcext:value-type="string">
            <text:p>Անժելա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Արմենուհի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Գայանե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Մանե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Նանե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Հասմիկ Դ․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Ժոզեֆ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Ստեփան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Մհեր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Տարոն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Հրաչ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Մարիամ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Նաիրա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Թամար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Էդգար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Սմբատ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Արաքս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Ժիրայր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Գևորգ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Անի Գ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Հասմիկ Կ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Արուս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Վահե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Հասմիկ Ն․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table:style-name="ce60" office:value-type="string" calcext:value-type="string">
            <text:p>Արծվի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</table:table-row>
        <table:table-row table:style-name="ro23">
          <table:table-cell table:style-name="ce60" office:value-type="string" calcext:value-type="string">
            <text:p>Թին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table:style-name="Default"/>
          <table:table-cell table:formula="of:=SUM([.B37:.B65])" office:value-type="float" office:value="8901.06" calcext:value-type="float">
            <text:p>8901.06</text:p>
          </table:table-cell>
          <table:table-cell table:formula="of:=SUM([.C37:.C65])" office:value-type="float" office:value="8300.06" calcext:value-type="float">
            <text:p>830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0:47:28.163725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6-02T11:10:21.333379406</dc:date>
    <meta:editing-duration>P15DT13H16M45S</meta:editing-duration>
    <meta:editing-cycles>3988</meta:editing-cycles>
    <meta:generator>LibreOffice/4.2.8.2$Linux_X86_64 LibreOffice_project/420m0$Build-2</meta:generator>
    <meta:document-statistic meta:table-count="28" meta:cell-count="13904" meta:object-count="0"/>
  </office:meta>
</office:document-meta>
</file>